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11a2ed"/>
    </style:style>
    <style:style style:name="T2" style:family="text">
      <style:text-properties officeooo:rsid="0012f372"/>
    </style:style>
    <style:style style:name="T3" style:family="text">
      <style:text-properties officeooo:rsid="00146e2b"/>
    </style:style>
    <style:style style:name="T4" style:family="text">
      <style:text-properties officeooo:rsid="00157868"/>
    </style:style>
    <style:style style:name="T5" style:family="text">
      <style:text-properties officeooo:rsid="0016f981"/>
    </style:style>
    <style:style style:name="T6" style:family="text">
      <style:text-properties officeooo:rsid="0017ed5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aaa9195-748d-5f10-5cf4-d9dbb7da1090"/>Post Study Likert Scale (add-ons) Questionnaire:</text:p>
      <text:p text:style-name="Text_20_body"/>
      <text:list xml:id="list4135157976079202274" text:style-name="L1">
        <text:list-item>
          <text:p text:style-name="P2">How much <text:span text:style-name="T1">did the</text:span> robot’s decisions improved your performance during collaboration?</text:p>
        </text:list-item>
        <text:list-item>
          <text:p text:style-name="P2">How much <text:span text:style-name="T1">was the </text:span>robot is committed to the collaboration?</text:p>
        </text:list-item>
        <text:list-item>
          <text:p text:style-name="P2">How much <text:span text:style-name="T1">was </text:span>the robot is satisfied with your collaborative behavior?</text:p>
        </text:list-item>
        <text:list-item>
          <text:p text:style-name="P2">How <text:span text:style-name="T2">well does </text:span>the robot understand your emotions?</text:p>
        </text:list-item>
      </text:list>
      <text:p text:style-name="Text_20_body"><text:line-break/></text:p>
      <text:p text:style-name="P1">Open-ended questions (at the end):</text:p>
      <text:p text:style-name="Text_20_body"/>
      <text:list xml:id="list1443368330280788698" text:style-name="L2">
        <text:list-item>
          <text:p text:style-name="P3">In one or two sentence<text:span text:style-name="T3">s,</text:span> explain the first run o<text:span text:style-name="T3">n</text:span> your collaboration with the robot:</text:p>
        </text:list-item>
        <text:list-item>
          <text:p text:style-name="P3">In one or two sentence<text:span text:style-name="T3">s</text:span> explain the second run o<text:span text:style-name="T3">n</text:span> your collaboration with the robot:</text:p>
        </text:list-item>
        <text:list-item>
          <text:p text:style-name="P3">Which of <text:span text:style-name="T4">the </text:span>two collaborations with the robot do you prefer? Why?</text:p>
        </text:list-item>
        <text:list-item>
          <text:p text:style-name="P3">In which one of the two collaborations <text:span text:style-name="T5">did the robot demonstrate behavior that could be useful in a more complex task? </text:span>Why?</text:p>
        </text:list-item>
        <text:list-item>
          <text:p text:style-name="P3">In which of the two collaborations <text:span text:style-name="T6">would </text:span>the robot’s behavior prevent human errors? </text:p>
        </text:list-item>
        <text:list-item>
          <text:p text:style-name="P3">In which of the two collaborations <text:span text:style-name="T6">would </text:span>the robot’s behavior improve efficiency of collaboration?</text:p>
        </text:list-item>
        <text:list-item>
          <text:p text:style-name="P3">Did you find anything interesting with the robot’s behavior? Did the behavior(s) happen in first or second run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01:04.720377341</meta:creation-date>
    <dc:date>2016-06-21T17:04:20.551438587</dc:date>
    <meta:editing-duration>PT3M5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71" meta:character-count="1012" meta:non-whitespace-character-count="863"/>
  </office:meta>
</office:document-meta>
</file>